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.3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9.76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2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est_neg_log_loss</text:p>
          </table:table-cell>
          <table:table-cell office:value-type="string" calcext:value-type="string">
            <text:p>test_precision_macro</text:p>
          </table:table-cell>
          <table:table-cell office:value-type="string" calcext:value-type="string">
            <text:p>test_recall_macro</text:p>
          </table:table-cell>
          <table:table-cell office:value-type="string" calcext:value-type="string">
            <text:p>test_f1_macro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ftmaxClassifier</text:p>
          </table:table-cell>
          <table:table-cell office:value-type="string" calcext:value-type="string">
            <text:p>-0.32452 +/- 0.002</text:p>
          </table:table-cell>
          <table:table-cell office:value-type="string" calcext:value-type="string">
            <text:p>0.80612 +- 0.0064</text:p>
          </table:table-cell>
          <table:table-cell office:value-type="string" calcext:value-type="string">
            <text:p>0.75509 +/- 0.0011</text:p>
          </table:table-cell>
          <table:table-cell office:value-type="string" calcext:value-type="string">
            <text:p>0.77505 +/- 0.002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string" calcext:value-type="string">
            <text:p>-0.905 +/- 0.007</text:p>
          </table:table-cell>
          <table:table-cell office:value-type="string" calcext:value-type="string">
            <text:p>0.79 +/- 0.001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723" calcext:value-type="float">
            <text:p>0.772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LPClassifier</text:p>
          </table:table-cell>
          <table:table-cell office:value-type="float" office:value="-0.3151" calcext:value-type="float">
            <text:p>-0.3151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32" calcext:value-type="float">
            <text:p>0.783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-0.66" calcext:value-type="float">
            <text:p>-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776" calcext:value-type="float">
            <text:p>0.776</text:p>
          </table:table-cell>
          <table:table-cell office:value-type="float" office:value="0.794" calcext:value-type="float">
            <text:p>0.794</text:p>
          </table:table-cell>
          <table:table-cell/>
        </table:table-row>
        <table:table-row table:style-name="ro1" table:number-rows-repeated="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00-00-00</text:date>, <text:time style:data-style-name="N2" text:time-value="19:04:14.1077674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6:36:01.652905410</meta:creation-date>
    <dc:date>2019-12-10T19:03:45.747696671</dc:date>
    <meta:editing-duration>PT1H27M2S</meta:editing-duration>
    <meta:editing-cycles>3</meta:editing-cycles>
    <meta:generator>LibreOffice/6.2.6.2$Linux_X86_64 LibreOffice_project/20$Build-2</meta:generator>
    <meta:document-statistic meta:table-count="1" meta:cell-count="25" meta:object-count="0"/>
  </office:meta>
</office:document-meta>
</file>